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Base.ChainBase( Command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Base.addCommand( Command 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inBase.get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Base.execute( 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hainBase.Chain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inBase.ChainBase( Collection comman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inBase.ChainBase( Command [ ] comman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